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1000000A6DCD3D611.jpg" manifest:media-type="image/jpeg"/>
  <manifest:file-entry manifest:full-path="Pictures/100000000000006800000082448A4E0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ffff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8.88cm" svg:y1="11.464cm" svg:x2="16.837cm" svg:y2="11cm">
          <text:p/>
        </draw:line>
        <draw:line draw:style-name="gr2" draw:text-style-name="P1" draw:layer="layout" svg:x1="8.537cm" svg:y1="11.7cm" svg:x2="17.037cm" svg:y2="11.6cm">
          <text:p/>
        </draw:line>
        <draw:frame draw:style-name="gr3" draw:text-style-name="P1" draw:layer="layout" svg:width="4.948cm" svg:height="6.185cm" svg:x="3.9cm" svg:y="6.6cm">
          <draw:image xlink:href="Pictures/100000000000006800000082448A4E04.jpg" xlink:type="simple" xlink:show="embed" xlink:actuate="onLoad">
            <text:p/>
          </draw:image>
        </draw:frame>
        <draw:line draw:style-name="gr4" draw:text-style-name="P1" draw:layer="layout" svg:x1="8.737cm" svg:y1="11.3cm" svg:x2="17.037cm" svg:y2="10.1cm">
          <text:p/>
        </draw:line>
        <draw:frame draw:style-name="gr3" draw:text-style-name="P1" draw:layer="layout" svg:width="3.757cm" svg:height="7.699cm" draw:transform="rotate (-1.55648462692854) translate (24.583cm 9.133cm)">
          <draw:image xlink:href="Pictures/1000000000000051000000A6DCD3D611.jpg" xlink:type="simple" xlink:show="embed" xlink:actuate="onLoad">
            <text:p/>
          </draw:image>
        </draw:frame>
        <draw:line draw:style-name="gr5" draw:text-style-name="P1" draw:layer="layout" svg:x1="17.737cm" svg:y1="8.9cm" svg:x2="24.837cm" svg:y2="8.9cm">
          <text:p/>
        </draw:line>
        <draw:frame draw:style-name="gr6" draw:text-style-name="P2" draw:layer="layout" svg:width="6.484cm" svg:height="0.962cm" svg:x="17.937cm" svg:y="7.8cm">
          <draw:text-box draw:corner-radius="0.7cm">
            <text:p>Hacia la controlado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19:03:27.565000000</meta:creation-date>
    <dc:date>2016-01-18T19:04:16.940000000</dc:date>
    <meta:editing-duration>PT49S</meta:editing-duration>
    <meta:editing-cycles>1</meta:editing-cycles>
    <meta:document-statistic meta:object-count="7"/>
    <meta:generator>LibreOffice/4.4.3.2$Windows_x86 LibreOffice_project/88805f81e9fe61362df02b9941de8e38a9b5fd16</meta:generator>
  </office:meta>
</office:document-meta>
</file>